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DC000004659A6DB320.jpg"/>
  <manifest:file-entry manifest:media-type="image/jpeg" manifest:full-path="Pictures/10000000000005DC0000046539121F6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title">
      <style:graphic-properties draw:stroke="none" draw:fill="none" draw:fill-color="#bbe0e3" draw:textarea-horizontal-align="left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29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fo:min-height="1.354cm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fo:min-height="12.233cm" draw:shadow-color="#808080"/>
    </style:style>
    <style:style style:name="P1" style:family="paragraph">
      <style:paragraph-properties fo:margin-left="0cm" fo:margin-right="0cm" fo:line-height="1.34cm" fo:text-align="center" fo:text-indent="0cm" style:punctuation-wrap="hanging" style:line-break="strict"/>
      <style:text-properties fo:font-size="36pt" fo:font-style="italic" style:font-size-asian="36pt" style:font-style-asian="italic" style:font-size-complex="36pt" style:font-style-complex="italic"/>
    </style:style>
    <style:style style:name="P2" style:family="paragraph">
      <style:paragraph-properties fo:text-align="center" style:writing-mode="lr-tb" style:font-independent-line-spacing="true"/>
      <style:text-properties fo:font-size="36pt" fo:font-style="italic" style:font-size-asian="36pt" style:font-style-asian="italic" style:font-size-complex="36pt" style:font-style-complex="italic"/>
    </style:style>
    <style:style style:name="P3" style:family="paragraph">
      <style:paragraph-properties fo:margin-left="0cm" fo:margin-right="0cm" fo:line-height="0.846cm" fo:text-indent="0cm" style:punctuation-wrap="hanging" style:line-break="strict" style:writing-mode="lr-tb"/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line-height="0.846cm" fo:text-indent="0cm" style:punctuation-wrap="hanging" style:line-break="strict" style:writing-mode="lr-tb" style:font-independent-line-spacing="true"/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line-height="0.564cm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margin-left="0cm" fo:margin-right="0cm" fo:line-height="0.564cm" fo:text-indent="0cm" style:punctuation-wrap="hanging" style:line-break="strict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style:text-properties fo:language="pl" fo:country="PL" style:language-asian="pl" style:country-asian="PL" style:language-complex="pl" style:country-complex="PL"/>
    </style:style>
    <style:style style:name="T1" style:family="text">
      <style:text-properties fo:color="#000000" fo:font-size="36pt" fo:language="pl" fo:country="PL" fo:font-style="italic" style:font-size-asian="36pt" style:language-asian="pl" style:country-asian="PL" style:font-style-asian="italic" style:font-size-complex="36pt" style:language-complex="pl" style:country-complex="PL" style:font-style-complex="italic"/>
    </style:style>
    <style:style style:name="T2" style:family="text">
      <style:text-properties fo:font-family="Verdana" style:font-family-generic="swiss" style:font-pitch="variable" fo:font-size="18pt" fo:language="pl" fo:country="PL" fo:font-weight="normal" style:font-size-asian="18pt" style:language-asian="pl" style:country-asian="PL" style:font-weight-asian="normal" style:font-size-complex="18pt" style:language-complex="pl" style:country-complex="PL" style:font-weight-complex="normal"/>
    </style:style>
    <style:style style:name="T3" style:family="text">
      <style:text-properties fo:font-family="Verdana" style:font-family-generic="swiss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4" style:family="text">
      <style:text-properties fo:font-family="Verdana" style:font-family-generic="swiss" style:font-pitch="variable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5" style:family="text">
      <style:text-properties fo:font-family="Verdana" style:font-family-generic="swiss" style:font-pitch="variable" fo:font-size="14pt" fo:language="pl" fo:country="PL" fo:font-weight="normal" style:font-size-asian="14pt" style:language-asian="pl" style:country-asian="PL" style:font-weight-asian="normal" style:font-size-complex="14pt" style:language-complex="pl" style:country-complex="PL" style:font-weight-complex="normal"/>
    </style:style>
    <style:style style:name="T6" style:family="text">
      <style:text-properties fo:color="#ffffff" fo:font-family="Verdana" style:font-family-generic="swiss" style:font-pitch="variable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use-date-time-name="dtd1">
        <office:forms form:automatic-focus="false" form:apply-design-mode="false"/>
        <draw:frame presentation:style-name="pr1" draw:text-style-name="P2" draw:layer="layout" svg:width="22.8cm" svg:height="4.18cm" svg:x="1.2cm" svg:y="7.62cm" presentation:class="title" presentation:user-transformed="true">
          <draw:text-box>
            <text:list text:style-name="L1">
              <text:list-header>
                <text:p text:style-name="P1"><text:span text:style-name="T1">Detekcja i analiza odstępu QT w sygnale EKG</text:span></text:p>
              </text:list-header>
            </text:list>
          </draw:text-box>
        </draw:frame>
        <draw:custom-shape draw:name="Rectangle 5" draw:style-name="gr1" draw:text-style-name="P4" draw:layer="layout" svg:width="19.204cm" svg:height="1.001cm" svg:x="0.596cm" svg:y="12.4cm">
          <text:list text:style-name="L1">
            <text:list-header>
              <text:p text:style-name="P3"><text:span text:style-name="T2">Autor:</text:span><text:span text:style-name="T3"> </text:span><text:span text:style-name="T2">Paweł Musiał</text:span></text:p>
              <text:p text:style-name="P3"><text:span text:style-name="T2">Opiekun pracy: dr inż. Joanna Jaworek-Korjakowsk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6" draw:layer="layout" svg:width="17.105cm" svg:height="2.333cm" svg:x="0.6cm" svg:y="15.667cm">
          <text:list text:style-name="L1">
            <text:list-header>
              <text:p text:style-name="P5"><text:span text:style-name="T4">Nazwa wydzia</text:span><text:span text:style-name="T5">łu:</text:span><text:span text:style-name="T4"> </text:span><text:span text:style-name="T5">EAIiIB</text:span><text:span text:style-name="T5"><text:line-break/></text:span><text:span text:style-name="T5"><text:line-break/></text:span><text:span text:style-name="T5">Miejsce i data prezentacji: Kraków, 21.09.201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frame presentation:style-name="pr3" draw:text-style-name="P9" draw:layer="layout" svg:width="20.201cm" svg:height="1.614cm" svg:x="4.1cm" svg:y="2.324cm" presentation:class="title">
          <draw:text-box>
            <text:p text:style-name="P9">Plan prezentacji</text:p>
          </draw:text-box>
        </draw:frame>
        <draw:frame presentation:style-name="pr4" draw:text-style-name="P9" draw:layer="layout" svg:width="20.029cm" svg:height="12.493cm" svg:x="4.1cm" svg:y="4.523cm" presentation:class="outline">
          <draw:text-box>
            <text:list text:style-name="L3">
              <text:list-header>
                <text:p text:style-name="P9">1. Omówienie problemu</text:p>
                <text:p text:style-name="P9">2. Przedstawienie kontekstu medycznego.</text:p>
                <text:p text:style-name="P9">3. Wykorzystane narzędzia.</text:p>
                <text:p text:style-name="P9">4. Opis proponowanego rozwiązania</text:p>
                <text:p text:style-name="P9">5. Testowanie wykonanej aplikacji</text:p>
                <text:p text:style-name="P9">6. Pdosumowanie </text:p>
                <text:p text:style-name="P9"/>
              </text:list-header>
            </text:list>
          </draw:text-box>
        </draw:frame>
        <draw:custom-shape draw:name="pole tekstowe 5" draw:style-name="gr5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office:forms form:automatic-focus="false" form:apply-design-mode="false"/>
        <draw:frame presentation:style-name="pr3" draw:text-style-name="P9" draw:layer="layout" svg:width="20.201cm" svg:height="1.614cm" svg:x="4.1cm" svg:y="2.324cm" presentation:class="title" presentation:placeholder="true">
          <draw:text-box/>
        </draw:frame>
        <draw:frame presentation:style-name="pr4" draw:text-style-name="P9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6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use-date-time-name="dtd1">
        <office:forms form:automatic-focus="false" form:apply-design-mode="false"/>
        <draw:frame presentation:style-name="pr3" draw:text-style-name="P9" draw:layer="layout" svg:width="20.201cm" svg:height="1.614cm" svg:x="4.1cm" svg:y="2.324cm" presentation:class="title" presentation:placeholder="true">
          <draw:text-box/>
        </draw:frame>
        <draw:frame presentation:style-name="pr4" draw:text-style-name="P9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7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office:forms form:automatic-focus="false" form:apply-design-mode="false"/>
        <draw:frame presentation:style-name="pr3" draw:text-style-name="P9" draw:layer="layout" svg:width="20.201cm" svg:height="1.614cm" svg:x="4.1cm" svg:y="2.324cm" presentation:class="title" presentation:placeholder="true">
          <draw:text-box/>
        </draw:frame>
        <draw:frame presentation:style-name="pr4" draw:text-style-name="P9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8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use-date-time-name="dtd1">
        <office:forms form:automatic-focus="false" form:apply-design-mode="false"/>
        <draw:frame presentation:style-name="pr3" draw:text-style-name="P9" draw:layer="layout" svg:width="20.201cm" svg:height="1.614cm" svg:x="4.1cm" svg:y="2.324cm" presentation:class="title" presentation:placeholder="true">
          <draw:text-box/>
        </draw:frame>
        <draw:frame presentation:style-name="pr4" draw:text-style-name="P9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9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office:forms form:automatic-focus="false" form:apply-design-mode="false"/>
        <draw:frame presentation:style-name="pr3" draw:text-style-name="P9" draw:layer="layout" svg:width="20.201cm" svg:height="1.614cm" svg:x="4.1cm" svg:y="2.324cm" presentation:class="title" presentation:placeholder="true">
          <draw:text-box/>
        </draw:frame>
        <draw:frame presentation:style-name="pr4" draw:text-style-name="P9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10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office:forms form:automatic-focus="false" form:apply-design-mode="false"/>
        <draw:frame presentation:style-name="pr3" draw:text-style-name="P9" draw:layer="layout" svg:width="20.201cm" svg:height="1.614cm" svg:x="4.1cm" svg:y="2.324cm" presentation:class="title" presentation:placeholder="true">
          <draw:text-box/>
        </draw:frame>
        <draw:frame presentation:style-name="pr4" draw:text-style-name="P9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11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omyślnie" presentation:use-date-time-name="dtd1">
        <office:forms form:automatic-focus="false" form:apply-design-mode="false"/>
        <draw:frame presentation:style-name="pr3" draw:text-style-name="P9" draw:layer="layout" svg:width="20.201cm" svg:height="1.614cm" svg:x="4.1cm" svg:y="2.324cm" presentation:class="title" presentation:placeholder="true">
          <draw:text-box/>
        </draw:frame>
        <draw:frame presentation:style-name="pr4" draw:text-style-name="P9" draw:layer="layout" svg:width="20.029cm" svg:height="12.493cm" svg:x="4.1cm" svg:y="4.523cm" presentation:class="outline" presentation:placeholder="true">
          <draw:text-box/>
        </draw:frame>
        <draw:custom-shape draw:name="pole tekstowe 5" draw:style-name="gr12" draw:text-style-name="P8" draw:layer="layout" svg:width="4.202cm" svg:height="0.739cm" svg:x="21.198cm" svg:y="18.366cm">
          <text:list text:style-name="L2">
            <text:list-header>
              <text:p text:style-name="P7"><text:span text:style-name="T6"><text:a xlink:href="http://www.agh.edu.pl/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DC0000046539121F6D.jpg" xlink:type="simple" xlink:show="embed" xlink:actuate="onLoad"/>
    <draw:fill-image draw:name="Bitmape_20_2" draw:display-name="Bitmape 2" xlink:href="Pictures/10000000000005DC000004659A6DB320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omyślnie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1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cm" svg:height="0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Maciek</meta:initial-creator>
    <meta:creation-date>2007-09-26T14:45:04</meta:creation-date>
    <dc:creator>Paweł  Musiał</dc:creator>
    <dc:date>2016-09-17T13:35:03.33</dc:date>
    <meta:editing-cycles>20</meta:editing-cycles>
    <meta:editing-duration>PT1H56M14S</meta:editing-duration>
    <meta:document-statistic meta:object-count="63"/>
    <meta:generator>OpenOffice/4.1.2$Win32 OpenOffice.org_project/412m3$Build-9782</meta:generator>
  </office:meta>
</office:document-meta>
</file>